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2cm" fo:min-width="0.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18cm" fo:min-width="0.85cm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1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1" xml:id="id2" draw:id="id2" draw:layer="layout" svg:width="3.2cm" svg:height="1.1cm" svg:x="1.8cm" svg:y="2.5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1.1cm" svg:x="8.8cm" svg:y="2.5cm">
          <text:p text:style-name="P1">Airpor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1.1cm" svg:x="16.8cm" svg:y="2.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2cm" svg:height="1.1cm" svg:x="24.9cm" svg:y="2.5cm">
          <text:p text:style-name="P1">Country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4cm" svg:height="1.1cm" svg:x="1.2cm" svg:y="6.7cm">
          <text:p text:style-name="P1">WeeklyFligh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2cm" svg:height="1.1cm" svg:x="9.8cm" svg:y="6.7cm">
          <text:p text:style-name="P1">Flight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.2cm" svg:height="1.1cm" svg:x="13.5cm" svg:y="9.3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2cm" svg:height="1.1cm" svg:x="18cm" svg:y="6.6cm">
          <text:p text:style-name="P1">Book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3.2cm" svg:height="1.1cm" svg:x="25.3cm" svg:y="5.5cm">
          <text:p text:style-name="P1">CCInfo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2cm" svg:height="1.1cm" svg:x="1.8cm" svg:y="15.5cm">
          <text:p text:style-name="P1">Pla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2cm" svg:height="1.1cm" svg:x="10.6cm" svg:y="15.5cm">
          <text:p text:style-name="P1">Seat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3.9cm" svg:height="1.1cm" svg:x="17.7cm" svg:y="11cm">
          <text:p text:style-name="P1">Passen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.6cm" svg:height="0.9cm" svg:x="2.1cm" svg:y="4.7cm">
          <text:p text:style-name="P1">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2.6cm" svg:height="0.9cm" svg:x="5.4cm" svg:y="2.6cm"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2.6cm" svg:height="0.9cm" svg:x="5.4cm" svg:y="1.2cm">
          <text:p text:style-name="P1">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2.6cm" svg:height="0.9cm" svg:x="13.1cm" svg:y="2.6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" draw:id="id7" draw:layer="layout" svg:width="2.6cm" svg:height="0.9cm" svg:x="21.2cm" svg:y="2.6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" draw:id="id14" draw:layer="layout" svg:width="2.6cm" svg:height="0.9cm" svg:x="5.9cm" svg:y="15.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7" draw:id="id17" draw:layer="layout" svg:width="2.6cm" svg:height="0.9cm" svg:x="13.9cm" svg:y="4.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2.6cm" svg:height="0.9cm" svg:x="6.4cm" svg:y="6.8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" draw:id="id16" draw:layer="layout" svg:width="2.6cm" svg:height="0.9cm" svg:x="2.1cm" svg:y="13cm">
          <text:p text:style-name="P1">ma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4cm" svg:y1="3.05cm" svg:x2="5cm" svg:y2="3.05cm" draw:start-shape="id1" draw:start-glue-point="5" draw:end-shape="id2" draw:end-glue-point="1" svg:d="M5400 3050h-400" svg:viewBox="0 0 401 1">
          <text:p/>
        </draw:connector>
        <draw:connector draw:style-name="gr5" draw:text-style-name="P1" draw:layer="layout" svg:x1="8cm" svg:y1="3.05cm" svg:x2="8.8cm" svg:y2="3.05cm" draw:start-shape="id1" draw:start-glue-point="7" draw:end-shape="id3" draw:end-glue-point="3" svg:d="M8000 3050h800" svg:viewBox="0 0 801 1">
          <text:p/>
        </draw:connector>
        <draw:connector draw:style-name="gr5" draw:text-style-name="P1" draw:layer="layout" svg:x1="3.4cm" svg:y1="2.5cm" svg:x2="5.4cm" svg:y2="1.65cm" draw:start-shape="id2" draw:start-glue-point="0" draw:end-shape="id4" draw:end-glue-point="5" svg:d="M3400 2500v-850h2000" svg:viewBox="0 0 2001 851">
          <text:p/>
        </draw:connector>
        <draw:connector draw:style-name="gr5" draw:text-style-name="P1" draw:layer="layout" svg:x1="8cm" svg:y1="1.65cm" svg:x2="10.4cm" svg:y2="2.5cm" draw:start-shape="id4" draw:start-glue-point="7" draw:end-shape="id3" draw:end-glue-point="0" svg:d="M8000 1650h2400v850" svg:viewBox="0 0 2401 851">
          <text:p/>
        </draw:connector>
        <draw:connector draw:style-name="gr5" draw:text-style-name="P1" draw:layer="layout" svg:x1="12cm" svg:y1="3.05cm" svg:x2="13.1cm" svg:y2="3.05cm" draw:start-shape="id3" draw:start-glue-point="1" draw:end-shape="id5" draw:end-glue-point="5" svg:d="M12000 3050h1100" svg:viewBox="0 0 1101 1">
          <text:p/>
        </draw:connector>
        <draw:connector draw:style-name="gr5" draw:text-style-name="P1" draw:layer="layout" svg:x1="15.7cm" svg:y1="3.05cm" svg:x2="16.8cm" svg:y2="3.05cm" draw:start-shape="id5" draw:start-glue-point="7" draw:end-shape="id6" draw:end-glue-point="3" svg:d="M15700 3050h1100" svg:viewBox="0 0 1101 1">
          <text:p/>
        </draw:connector>
        <draw:connector draw:style-name="gr5" draw:text-style-name="P1" draw:layer="layout" svg:x1="20cm" svg:y1="3.05cm" svg:x2="21.2cm" svg:y2="3.05cm" draw:start-shape="id6" draw:start-glue-point="1" draw:end-shape="id7" draw:end-glue-point="5" svg:d="M20000 3050h1200" svg:viewBox="0 0 1201 1">
          <text:p/>
        </draw:connector>
        <draw:connector draw:style-name="gr5" draw:text-style-name="P1" draw:layer="layout" svg:x1="23.8cm" svg:y1="3.05cm" svg:x2="24.9cm" svg:y2="3.05cm" draw:start-shape="id7" draw:start-glue-point="7" draw:end-shape="id8" draw:end-glue-point="3" svg:d="M23800 3050h1100" svg:viewBox="0 0 1101 1">
          <text:p/>
        </draw:connector>
        <draw:connector draw:style-name="gr5" draw:text-style-name="P1" draw:layer="layout" svg:x1="3.4cm" svg:y1="3.6cm" svg:x2="3.4cm" svg:y2="4.7cm" draw:start-shape="id2" draw:start-glue-point="2" draw:end-shape="id9" draw:end-glue-point="4" svg:d="M3400 3600v1100" svg:viewBox="0 0 1 1101">
          <text:p/>
        </draw:connector>
        <draw:connector draw:style-name="gr5" draw:text-style-name="P1" draw:layer="layout" svg:x1="3.4cm" svg:y1="5.6cm" svg:x2="3.4cm" svg:y2="6.7cm" draw:start-shape="id9" draw:start-glue-point="6" draw:end-shape="id10" draw:end-glue-point="0" svg:d="M3400 5600v1100" svg:viewBox="0 0 1 1101">
          <text:p/>
        </draw:connector>
        <draw:connector draw:style-name="gr5" draw:text-style-name="P1" draw:layer="layout" svg:x1="5.6cm" svg:y1="7.25cm" svg:x2="6.4cm" svg:y2="7.25cm" draw:start-shape="id10" draw:start-glue-point="1" draw:end-shape="id11" draw:end-glue-point="5" svg:d="M5600 7250h800" svg:viewBox="0 0 801 1">
          <text:p/>
        </draw:connector>
        <draw:connector draw:style-name="gr5" draw:text-style-name="P1" draw:layer="layout" svg:x1="9cm" svg:y1="7.25cm" svg:x2="9.8cm" svg:y2="7.25cm" draw:start-shape="id11" draw:start-glue-point="7" draw:end-shape="id12" draw:end-glue-point="3" svg:d="M9000 7250h800" svg:viewBox="0 0 801 1">
          <text:p/>
        </draw:connector>
        <draw:connector draw:style-name="gr5" draw:text-style-name="P1" draw:layer="layout" svg:x1="5cm" svg:y1="16.05cm" svg:x2="5.9cm" svg:y2="16.05cm" draw:start-shape="id13" draw:start-glue-point="1" draw:end-shape="id14" draw:end-glue-point="5" svg:d="M5000 16050h900" svg:viewBox="0 0 901 1">
          <text:p/>
        </draw:connector>
        <draw:connector draw:style-name="gr5" draw:text-style-name="P1" draw:layer="layout" svg:x1="8.5cm" svg:y1="16.05cm" svg:x2="10.6cm" svg:y2="16.05cm" draw:start-shape="id14" draw:start-glue-point="7" draw:end-shape="id15" draw:end-glue-point="3" svg:d="M8500 16050h2100" svg:viewBox="0 0 2101 1">
          <text:p/>
        </draw:connector>
        <draw:connector draw:style-name="gr5" draw:text-style-name="P1" draw:layer="layout" svg:x1="3.4cm" svg:y1="13.9cm" svg:x2="3.4cm" svg:y2="15.5cm" draw:start-shape="id16" draw:start-glue-point="6" draw:end-shape="id13" draw:end-glue-point="0" svg:d="M3400 13900v1600" svg:viewBox="0 0 1 1601">
          <text:p/>
        </draw:connector>
        <draw:connector draw:style-name="gr5" draw:text-style-name="P1" draw:layer="layout" svg:x1="4.7cm" svg:y1="13.45cm" svg:x2="11.4cm" svg:y2="7.8cm" draw:start-shape="id16" draw:start-glue-point="7" draw:end-shape="id12" draw:end-glue-point="2" svg:d="M4700 13450h6700v-5650" svg:viewBox="0 0 6701 5651">
          <text:p/>
        </draw:connector>
        <draw:connector draw:style-name="gr5" draw:text-style-name="P1" draw:layer="layout" svg:x1="11.4cm" svg:y1="6.7cm" svg:x2="13.9cm" svg:y2="5.15cm" draw:start-shape="id12" draw:start-glue-point="0" draw:end-shape="id17" draw:end-glue-point="5" svg:d="M11400 6700v-1550h2500" svg:viewBox="0 0 2501 1551">
          <text:p/>
        </draw:connector>
        <draw:connector draw:style-name="gr5" draw:text-style-name="P1" draw:layer="layout" svg:x1="16.5cm" svg:y1="5.15cm" svg:x2="19.6cm" svg:y2="6.6cm" draw:start-shape="id17" draw:start-glue-point="7" draw:end-shape="id18" draw:end-glue-point="0" svg:d="M16500 5150h3100v1450" svg:viewBox="0 0 3101 1451">
          <text:p/>
        </draw:connector>
        <draw:custom-shape draw:style-name="gr6" draw:text-style-name="P1" xml:id="id19" draw:id="id19" draw:layer="layout" svg:width="2.7cm" svg:height="0.934cm" svg:x="21.7cm" svg:y="5.866cm">
          <text:p text:style-name="P1">payed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2cm" svg:y1="7.15cm" svg:x2="21.7cm" svg:y2="6.333cm" draw:start-shape="id18" draw:start-glue-point="1" draw:end-shape="id19" draw:end-glue-point="5" svg:d="M21200 7150h250v-817h250" svg:viewBox="0 0 501 818">
          <text:p/>
        </draw:connector>
        <draw:connector draw:style-name="gr5" draw:text-style-name="P1" draw:layer="layout" svg:x1="24.4cm" svg:y1="6.333cm" svg:x2="25.3cm" svg:y2="6.05cm" draw:start-shape="id19" draw:start-glue-point="7" draw:end-shape="id20" draw:end-glue-point="3" svg:d="M24400 6333h451v-283h449" svg:viewBox="0 0 901 284">
          <text:p/>
        </draw:connector>
        <draw:custom-shape draw:style-name="gr4" draw:text-style-name="P1" xml:id="id21" draw:id="id21" draw:layer="layout" svg:width="2.6cm" svg:height="0.9cm" svg:x="18.3cm" svg:y="8.6cm">
          <text:p text:style-name="P1">made by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9.6cm" svg:y1="7.7cm" svg:x2="19.6cm" svg:y2="8.6cm" draw:start-shape="id18" draw:start-glue-point="2" draw:end-shape="id21" draw:end-glue-point="4" svg:d="M19600 7700v900" svg:viewBox="0 0 1 901">
          <text:p/>
        </draw:connector>
        <draw:connector draw:style-name="gr5" draw:text-style-name="P1" draw:layer="layout" svg:x1="19.6cm" svg:y1="9.5cm" svg:x2="19.65cm" svg:y2="11cm" draw:start-shape="id21" draw:start-glue-point="6" draw:end-shape="id22" draw:end-glue-point="0" svg:d="M19600 9500v751h50v749" svg:viewBox="0 0 51 1501">
          <text:p/>
        </draw:connector>
        <draw:custom-shape draw:style-name="gr4" draw:text-style-name="P1" xml:id="id23" draw:id="id23" draw:layer="layout" svg:width="2.6cm" svg:height="0.9cm" svg:x="22cm" svg:y="9cm">
          <text:p text:style-name="P1">conta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-0.65cm" svg:x1="19.6cm" svg:y1="7.7cm" svg:x2="23.3cm" svg:y2="9cm" draw:start-shape="id18" draw:start-glue-point="2" draw:end-shape="id23" draw:end-glue-point="4" svg:d="M19600 7700h3700v1300" svg:viewBox="0 0 3701 1301">
          <text:p/>
        </draw:connector>
        <draw:connector draw:style-name="gr5" draw:text-style-name="P1" draw:layer="layout" svg:x1="23.3cm" svg:y1="9.9cm" svg:x2="21.6cm" svg:y2="11.55cm" draw:start-shape="id23" draw:start-glue-point="6" draw:end-shape="id22" draw:end-glue-point="1" svg:d="M23300 9900v1650h-1700" svg:viewBox="0 0 1701 1651">
          <text:p/>
        </draw:connector>
        <draw:custom-shape draw:style-name="gr7" draw:text-style-name="P1" xml:id="id24" draw:id="id24" draw:layer="layout" svg:width="3.177cm" svg:height="1.1cm" svg:x="10.6cm" svg:y="11.4cm">
          <text:p text:style-name="P1">assign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2cm" svg:y1="15.5cm" svg:x2="12.189cm" svg:y2="12.5cm" draw:start-shape="id15" draw:start-glue-point="0" draw:end-shape="id24" draw:end-glue-point="6" svg:d="M12200 15500v-1499h-11v-1501" svg:viewBox="0 0 12 3001">
          <text:p/>
        </draw:connector>
        <draw:connector draw:style-name="gr5" draw:text-style-name="P1" draw:layer="layout" svg:x1="12.189cm" svg:y1="11.4cm" svg:x2="13.5cm" svg:y2="9.85cm" draw:start-shape="id24" draw:start-glue-point="4" draw:end-shape="id25" draw:end-glue-point="3" svg:d="M12189 11400v-1550h1311" svg:viewBox="0 0 1312 1551">
          <text:p/>
        </draw:connector>
        <draw:custom-shape draw:style-name="gr7" draw:text-style-name="P1" xml:id="id26" draw:id="id26" draw:layer="layout" svg:width="3.177cm" svg:height="1.1cm" svg:x="13.523cm" svg:y="11cm">
          <text:p text:style-name="P1">assign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1cm" svg:y1="10.4cm" svg:x2="15.112cm" svg:y2="11cm" draw:start-shape="id25" draw:start-glue-point="2" draw:end-shape="id26" draw:end-glue-point="4" svg:d="M15100 10400v300h12v300" svg:viewBox="0 0 13 601">
          <text:p/>
        </draw:connector>
        <draw:connector draw:style-name="gr5" draw:text-style-name="P1" draw:layer="layout" svg:x1="16.7cm" svg:y1="11.55cm" svg:x2="17.7cm" svg:y2="11.55cm" draw:start-shape="id26" draw:start-glue-point="7" draw:end-shape="id22" draw:end-glue-point="3" svg:d="M16700 11550h1000" svg:viewBox="0 0 1001 1">
          <text:p/>
        </draw:connector>
        <draw:custom-shape draw:style-name="gr7" draw:text-style-name="P1" xml:id="id27" draw:id="id27" draw:layer="layout" svg:width="3.177cm" svg:height="1.1cm" svg:x="13.523cm" svg:y="6.6cm">
          <text:p text:style-name="P1">made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1cm" svg:y1="9.3cm" svg:x2="15.112cm" svg:y2="7.7cm" draw:start-shape="id25" draw:start-glue-point="0" draw:end-shape="id27" draw:end-glue-point="6" svg:d="M15100 9300v-799h12v-801" svg:viewBox="0 0 13 1601">
          <text:p/>
        </draw:connector>
        <draw:connector draw:style-name="gr5" draw:text-style-name="P1" draw:layer="layout" svg:x1="16.7cm" svg:y1="7.15cm" svg:x2="18cm" svg:y2="7.15cm" draw:start-shape="id27" draw:start-glue-point="7" draw:end-shape="id18" draw:end-glue-point="3" svg:d="M16700 7150h1300" svg:viewBox="0 0 1301 1">
          <text:p/>
        </draw:connector>
        <draw:frame draw:style-name="gr8" draw:text-style-name="P2" draw:layer="layout" svg:width="0.883cm" svg:height="0.839cm" svg:x="21.017cm" svg:y="5.6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23.417cm" svg:y="7.9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18.5cm" svg:y="7.8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8.517cm" svg:y="9.8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5.3cm" svg:y="10.3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17cm" svg:y="6.4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2.4cm" svg:y="9.1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9.2cm" svg:y="14.9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1.517cm" svg:y="8.3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6.617cm" svg:y="4.4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8.8cm" svg:y="6.461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3.7cm" svg:y="5.761cm">
          <draw:text-box>
            <text:p><text:span text:style-name="T1">N</text:span></text:p>
          </draw:text-box>
        </draw:frame>
        <draw:frame draw:style-name="gr10" draw:text-style-name="P2" draw:layer="layout" svg:width="0.883cm" svg:height="0.84cm" svg:x="20.3cm" svg:y="2.26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2.1cm" svg:y="2.3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4.7cm" svg:y="0.8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4.917cm" svg:y="2.2cm">
          <draw:text-box>
            <text:p><text:span text:style-name="T1">N</text:span></text:p>
          </draw:text-box>
        </draw:frame>
        <draw:frame draw:style-name="gr11" draw:text-style-name="P2" draw:layer="layout" svg:width="0.798cm" svg:height="0.839cm" svg:x="24.3cm" svg:y="5.2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23.5cm" svg:y="10.5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6.9cm" svg:y="10.9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5.2cm" svg:y="8.2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2.5cm" svg:y="14.0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5.102cm" svg:y="15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2.302cm" svg:y="14.261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2.402cm" svg:y="4.461cm">
          <draw:text-box>
            <text:p><text:span text:style-name="T1">1</text:span></text:p>
          </draw:text-box>
        </draw:frame>
        <draw:frame draw:style-name="gr9" draw:text-style-name="P2" draw:layer="layout" svg:width="0.798cm" svg:height="0.839cm" svg:x="7.2cm" svg:y="9.7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3.6cm" svg:y="3.76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23.902cm" svg:y="2.36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5.702cm" svg:y="2.2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8.1cm" svg:y="0.96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7.902cm" svg:y="2.3cm">
          <draw:text-box>
            <text:p><text:span text:style-name="T1">1</text:span></text:p>
          </draw:text-box>
        </draw:frame>
        <draw:custom-shape draw:style-name="gr12" draw:text-style-name="P1" xml:id="id31" draw:id="id31" draw:layer="layout" svg:width="4.1cm" svg:height="1.1cm" svg:x="6.4cm" svg:y="10.6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.2cm" svg:height="1.1cm" svg:x="1.8cm" svg:y="10.6cm">
          <text:p text:style-name="P1">Week Day</text:p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2.6cm" svg:height="0.9cm" svg:x="2.1cm" svg:y="8.8cm">
          <text:p text:style-name="P1">On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4cm" svg:y1="7.8cm" svg:x2="3.4cm" svg:y2="8.8cm" draw:start-shape="id10" draw:start-glue-point="2" draw:end-shape="id28" draw:end-glue-point="4" svg:d="M3400 7800v1000" svg:viewBox="0 0 1 1001">
          <text:p/>
        </draw:connector>
        <draw:connector draw:style-name="gr5" draw:text-style-name="P1" draw:layer="layout" svg:x1="3.4cm" svg:y1="9.7cm" svg:x2="3.4cm" svg:y2="10.6cm" draw:start-shape="id28" draw:start-glue-point="6" draw:end-shape="id29" draw:end-glue-point="0" svg:d="M3400 9700v900" svg:viewBox="0 0 1 901">
          <text:p/>
        </draw:connector>
        <draw:custom-shape draw:style-name="gr4" draw:text-style-name="P1" xml:id="id30" draw:id="id30" draw:layer="layout" svg:width="2.6cm" svg:height="0.9cm" svg:x="7.135cm" svg:y="9cm">
          <text:p text:style-name="P1">On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.435cm" svg:y1="9.9cm" svg:x2="8.45cm" svg:y2="10.6cm" draw:start-shape="id30" draw:start-glue-point="6" draw:end-shape="id31" draw:end-glue-point="0" svg:d="M8435 9900v351h15v349" svg:viewBox="0 0 16 701">
          <text:p/>
        </draw:connector>
        <draw:connector draw:style-name="gr5" draw:text-style-name="P1" draw:layer="layout" svg:x1="11.4cm" svg:y1="7.8cm" svg:x2="8.435cm" svg:y2="9cm" draw:start-shape="id12" draw:end-shape="id30" draw:end-glue-point="4" svg:d="M11400 7800v600h-2965v600" svg:viewBox="0 0 2966 1201">
          <text:p/>
        </draw:connector>
        <draw:frame draw:style-name="gr8" draw:text-style-name="P2" draw:layer="layout" svg:width="0.883cm" svg:height="0.839cm" svg:x="2.2cm" svg:y="7.9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7.692cm" svg:y="7.992cm">
          <draw:text-box>
            <text:p><text:span text:style-name="T1">N</text:span></text:p>
          </draw:text-box>
        </draw:frame>
        <draw:frame draw:style-name="gr9" draw:text-style-name="P2" draw:layer="layout" svg:width="0.798cm" svg:height="0.839cm" svg:x="3.3cm" svg:y="9.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0:23:29.656442666</meta:creation-date>
    <dc:date>2016-11-28T17:41:26.591997091</dc:date>
    <dc:creator>Oier Saizar</dc:creator>
    <meta:editing-duration>PT44M16S</meta:editing-duration>
    <meta:editing-cycles>5</meta:editing-cycles>
    <meta:generator>LibreOffice/4.3.3.2$Linux_X86_64 LibreOffice_project/430m0$Build-2</meta:generator>
    <meta:document-statistic meta:object-count="98"/>
  </office:meta>
</office:document-meta>
</file>